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-color="#000000" draw:textarea-horizontal-align="justify" draw:textarea-vertical-align="middle" draw:auto-grow-height="false" fo:min-height="1.02cm" fo:min-width="17.788cm"/>
    </style:style>
    <style:style style:name="gr2" style:family="graphic" style:parent-style-name="standard">
      <style:graphic-properties svg:stroke-color="#ffffff" draw:fill-color="#666666" draw:textarea-horizontal-align="justify" draw:textarea-vertical-align="middle" draw:auto-grow-height="false" fo:min-height="1.02cm" fo:min-width="17.788cm"/>
    </style:style>
    <style:style style:name="gr3" style:family="graphic" style:parent-style-name="standard">
      <style:graphic-properties svg:stroke-color="#ffffff" draw:fill-color="#999999" draw:textarea-horizontal-align="justify" draw:textarea-vertical-align="middle" draw:auto-grow-height="false" fo:min-height="5.719cm" fo:min-width="4.453cm"/>
    </style:style>
    <style:style style:name="gr4" style:family="graphic" style:parent-style-name="standard">
      <style:graphic-properties svg:stroke-color="#ffffff" draw:fill-color="#81d41a" draw:textarea-horizontal-align="justify" draw:textarea-vertical-align="middle" draw:auto-grow-height="false" fo:min-height="5.719cm" fo:min-width="5.596cm"/>
    </style:style>
    <style:style style:name="gr5" style:family="graphic" style:parent-style-name="standard">
      <style:graphic-properties svg:stroke-color="#ffffff" draw:fill-color="#800080" draw:textarea-horizontal-align="justify" draw:textarea-vertical-align="middle" draw:auto-grow-height="false" fo:min-height="5.719cm" fo:min-width="5.596cm"/>
    </style:style>
    <style:style style:name="gr6" style:family="graphic" style:parent-style-name="standard">
      <style:graphic-properties svg:stroke-color="#ffffff" draw:fill-color="#800080" draw:textarea-horizontal-align="justify" draw:textarea-vertical-align="middle" draw:auto-grow-height="false" fo:min-height="1.909cm" fo:min-width="5.596cm"/>
    </style:style>
    <style:style style:name="gr7" style:family="graphic" style:parent-style-name="standard">
      <style:graphic-properties svg:stroke-color="#ffffff" draw:fill-color="#81d41a" draw:textarea-horizontal-align="justify" draw:textarea-vertical-align="middle" draw:auto-grow-height="false" fo:min-height="1.909cm" fo:min-width="5.596cm"/>
    </style:style>
    <style:style style:name="P1" style:family="paragraph">
      <style:paragraph-properties fo:text-align="center" style:writing-mode="lr-tb"/>
      <style:text-properties fo:color="#ffffff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1.27cm" svg:x="0.338cm" svg:y="13.052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288cm" svg:height="1.27cm" svg:x="0.338cm" svg:y="11.504cm">
          <text:p text:style-name="P1"><text:span text:style-name="T1">Hypervis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3cm" svg:height="5.969cm" svg:x="0.338cm" svg:y="5.281cm">
          <text:p text:style-name="P2">Runtime</text:p>
          <text:p text:style-name="P3">Management </text:p>
          <text:p text:style-name="P2">O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096cm" svg:height="5.969cm" svg:x="12.53cm" svg:y="5.281cm">
          <text:p text:style-name="P2">Guest</text:p>
          <text:p text:style-name="P2">O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96cm" svg:height="5.969cm" svg:x="5.926cm" svg:y="5.281cm">
          <text:p text:style-name="P2">Guest</text:p>
          <text:p text:style-name="P2">O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96cm" svg:height="2.159cm" svg:x="5.926cm" svg:y="2.868cm">
          <text:p text:style-name="P2">Librarie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96cm" svg:height="2.159cm" svg:x="5.926cm" svg:y="0.455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096cm" svg:height="2.159cm" svg:x="12.53cm" svg:y="2.868cm">
          <text:p text:style-name="P2">Librarie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096cm" svg:height="2.159cm" svg:x="12.53cm" svg:y="0.455cm">
          <text:p text:style-name="P2">Applic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8cm" fo:margin-bottom="0.166cm" fo:margin-left="0.268cm" fo:margin-right="0.431cm" fo:page-width="19.05cm" fo:page-height="14.6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5T12:52:14.568332794</meta:creation-date>
    <dc:date>2022-04-19T08:39:57.40</dc:date>
    <meta:editing-duration>PT15M40S</meta:editing-duration>
    <meta:editing-cycles>8</meta:editing-cycles>
    <meta:generator>OpenOffice/4.1.11$Win32 OpenOffice.org_project/4111m1$Build-9808</meta:generator>
    <meta:document-statistic meta:object-count="9"/>
  </office:meta>
</office:document-meta>
</file>